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Italic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1d1bb"/>
    </style:style>
    <style:style style:name="P2" style:family="paragraph" style:parent-style-name="Heading_20_3">
      <style:text-properties officeooo:paragraph-rsid="00453cc6"/>
    </style:style>
    <style:style style:name="P3" style:family="paragraph" style:parent-style-name="Heading_20_3">
      <style:text-properties officeooo:paragraph-rsid="004b840a"/>
    </style:style>
    <style:style style:name="P4" style:family="paragraph" style:parent-style-name="Text_20_body">
      <style:text-properties officeooo:paragraph-rsid="001438aa"/>
    </style:style>
    <style:style style:name="P5" style:family="paragraph" style:parent-style-name="Text_20_body">
      <style:text-properties officeooo:paragraph-rsid="0021d1bb"/>
    </style:style>
    <style:style style:name="P6" style:family="paragraph" style:parent-style-name="Text_20_body">
      <style:text-properties officeooo:paragraph-rsid="0025ae9e"/>
    </style:style>
    <style:style style:name="P7" style:family="paragraph" style:parent-style-name="Text_20_body">
      <style:text-properties officeooo:paragraph-rsid="00292c3a"/>
    </style:style>
    <style:style style:name="P8" style:family="paragraph" style:parent-style-name="Text_20_body">
      <style:text-properties officeooo:paragraph-rsid="002c7da9"/>
    </style:style>
    <style:style style:name="P9" style:family="paragraph" style:parent-style-name="Text_20_body">
      <style:text-properties officeooo:paragraph-rsid="0032df87"/>
    </style:style>
    <style:style style:name="P10" style:family="paragraph" style:parent-style-name="Text_20_body">
      <style:text-properties officeooo:paragraph-rsid="003781c9"/>
    </style:style>
    <style:style style:name="P11" style:family="paragraph" style:parent-style-name="Text_20_body">
      <style:text-properties officeooo:paragraph-rsid="00396b10"/>
    </style:style>
    <style:style style:name="P12" style:family="paragraph" style:parent-style-name="Text_20_body">
      <style:text-properties fo:background-color="#ffff00"/>
    </style:style>
    <style:style style:name="P13" style:family="paragraph" style:parent-style-name="Text_20_body">
      <style:text-properties officeooo:paragraph-rsid="004f2e1e" fo:background-color="#ffff00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443983"/>
    </style:style>
    <style:style style:name="P16" style:family="paragraph" style:parent-style-name="Text_20_body">
      <style:text-properties officeooo:paragraph-rsid="00453cc6"/>
    </style:style>
    <style:style style:name="P17" style:family="paragraph" style:parent-style-name="Text_20_body">
      <style:text-properties officeooo:paragraph-rsid="00467e98"/>
    </style:style>
    <style:style style:name="P18" style:family="paragraph" style:parent-style-name="Text_20_body">
      <style:text-properties officeooo:paragraph-rsid="004b840a"/>
    </style:style>
    <style:style style:name="P19" style:family="paragraph" style:parent-style-name="Text_20_body">
      <style:text-properties officeooo:paragraph-rsid="004d050f"/>
    </style:style>
    <style:style style:name="P20" style:family="paragraph" style:parent-style-name="Text_20_body">
      <style:text-properties officeooo:paragraph-rsid="004d5902"/>
    </style:style>
    <style:style style:name="P21" style:family="paragraph" style:parent-style-name="Text_20_body">
      <style:text-properties officeooo:paragraph-rsid="004f2e1e"/>
    </style:style>
    <style:style style:name="P22" style:family="paragraph" style:parent-style-name="Text_20_body">
      <style:text-properties officeooo:paragraph-rsid="00506000"/>
    </style:style>
    <style:style style:name="P23" style:family="paragraph" style:parent-style-name="Text_20_body">
      <style:text-properties officeooo:paragraph-rsid="00558ced"/>
    </style:style>
    <style:style style:name="P24" style:family="paragraph" style:parent-style-name="Text_20_body">
      <style:paragraph-properties fo:background-color="transparent">
        <style:background-image/>
      </style:paragraph-properties>
      <style:text-properties fo:background-color="#ffff00"/>
    </style:style>
    <style:style style:name="P25" style:family="paragraph" style:parent-style-name="Heading_20_4">
      <style:text-properties officeooo:paragraph-rsid="0058e0c6"/>
    </style:style>
    <style:style style:name="P26" style:family="paragraph" style:parent-style-name="Preformatted_20_Text">
      <style:text-properties officeooo:paragraph-rsid="00302335"/>
    </style:style>
    <style:style style:name="P27" style:family="paragraph" style:parent-style-name="Preformatted_20_Text">
      <style:text-properties officeooo:paragraph-rsid="004b840a"/>
    </style:style>
    <style:style style:name="P28" style:family="paragraph" style:parent-style-name="Preformatted_20_Text">
      <style:text-properties officeooo:paragraph-rsid="0051217d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0d86c"/>
    </style:style>
    <style:style style:name="T2" style:family="text">
      <style:text-properties officeooo:rsid="0012b064"/>
    </style:style>
    <style:style style:name="T3" style:family="text">
      <style:text-properties officeooo:rsid="001438aa"/>
    </style:style>
    <style:style style:name="T4" style:family="text">
      <style:text-properties officeooo:rsid="00172538"/>
    </style:style>
    <style:style style:name="T5" style:family="text">
      <style:text-properties officeooo:rsid="00182396"/>
    </style:style>
    <style:style style:name="T6" style:family="text">
      <style:text-properties officeooo:rsid="00189626"/>
    </style:style>
    <style:style style:name="T7" style:family="text">
      <style:text-properties officeooo:rsid="001a53ed"/>
    </style:style>
    <style:style style:name="T8" style:family="text">
      <style:text-properties officeooo:rsid="001fe558"/>
    </style:style>
    <style:style style:name="T9" style:family="text">
      <style:text-properties officeooo:rsid="0021d1bb"/>
    </style:style>
    <style:style style:name="T10" style:family="text">
      <style:text-properties officeooo:rsid="0022cebe"/>
    </style:style>
    <style:style style:name="T11" style:family="text">
      <style:text-properties officeooo:rsid="00247a5a"/>
    </style:style>
    <style:style style:name="T12" style:family="text">
      <style:text-properties officeooo:rsid="0025ae9e"/>
    </style:style>
    <style:style style:name="T13" style:family="text">
      <style:text-properties officeooo:rsid="00262c4e"/>
    </style:style>
    <style:style style:name="T14" style:family="text">
      <style:text-properties officeooo:rsid="0026a535"/>
    </style:style>
    <style:style style:name="T15" style:family="text">
      <style:text-properties officeooo:rsid="0027a16e"/>
    </style:style>
    <style:style style:name="T16" style:family="text">
      <style:text-properties officeooo:rsid="00292c3a"/>
    </style:style>
    <style:style style:name="T17" style:family="text">
      <style:text-properties officeooo:rsid="002afaed"/>
    </style:style>
    <style:style style:name="T18" style:family="text">
      <style:text-properties officeooo:rsid="002b1625"/>
    </style:style>
    <style:style style:name="T19" style:family="text">
      <style:text-properties officeooo:rsid="002bdccb"/>
    </style:style>
    <style:style style:name="T20" style:family="text">
      <style:text-properties officeooo:rsid="002c7da9"/>
    </style:style>
    <style:style style:name="T21" style:family="text">
      <style:text-properties officeooo:rsid="002e6518"/>
    </style:style>
    <style:style style:name="T22" style:family="text">
      <style:text-properties officeooo:rsid="00315611"/>
    </style:style>
    <style:style style:name="T23" style:family="text">
      <style:text-properties officeooo:rsid="0032df87"/>
    </style:style>
    <style:style style:name="T24" style:family="text">
      <style:text-properties officeooo:rsid="0032f6a3"/>
    </style:style>
    <style:style style:name="T25" style:family="text">
      <style:text-properties officeooo:rsid="003781c9"/>
    </style:style>
    <style:style style:name="T26" style:family="text">
      <style:text-properties officeooo:rsid="0037a7ad"/>
    </style:style>
    <style:style style:name="T27" style:family="text">
      <style:text-properties officeooo:rsid="00396b10"/>
    </style:style>
    <style:style style:name="T28" style:family="text">
      <style:text-properties officeooo:rsid="0039ab32"/>
    </style:style>
    <style:style style:name="T29" style:family="text">
      <style:text-properties officeooo:rsid="003acb83"/>
    </style:style>
    <style:style style:name="T30" style:family="text">
      <style:text-properties officeooo:rsid="003ca356"/>
    </style:style>
    <style:style style:name="T31" style:family="text">
      <style:text-properties officeooo:rsid="003dbf69"/>
    </style:style>
    <style:style style:name="T32" style:family="text">
      <style:text-properties officeooo:rsid="003e6ca4"/>
    </style:style>
    <style:style style:name="T33" style:family="text">
      <style:text-properties officeooo:rsid="003f4be5"/>
    </style:style>
    <style:style style:name="T34" style:family="text">
      <style:text-properties officeooo:rsid="004056e7"/>
    </style:style>
    <style:style style:name="T35" style:family="text">
      <style:text-properties officeooo:rsid="0040ada7"/>
    </style:style>
    <style:style style:name="T36" style:family="text">
      <style:text-properties officeooo:rsid="004247cf"/>
    </style:style>
    <style:style style:name="T37" style:family="text">
      <style:text-properties officeooo:rsid="0042a012"/>
    </style:style>
    <style:style style:name="T38" style:family="text">
      <style:text-properties officeooo:rsid="004412a7"/>
    </style:style>
    <style:style style:name="T39" style:family="text">
      <style:text-properties officeooo:rsid="00443983"/>
    </style:style>
    <style:style style:name="T40" style:family="text">
      <style:text-properties officeooo:rsid="00453cc6"/>
    </style:style>
    <style:style style:name="T41" style:family="text">
      <style:text-properties officeooo:rsid="004b1cda"/>
    </style:style>
    <style:style style:name="T42" style:family="text">
      <style:text-properties officeooo:rsid="004b55ed"/>
    </style:style>
    <style:style style:name="T43" style:family="text">
      <style:text-properties officeooo:rsid="004b840a"/>
    </style:style>
    <style:style style:name="T44" style:family="text">
      <style:text-properties officeooo:rsid="004d050f"/>
    </style:style>
    <style:style style:name="T45" style:family="text">
      <style:text-properties officeooo:rsid="004d5902"/>
    </style:style>
    <style:style style:name="T46" style:family="text">
      <style:text-properties officeooo:rsid="004f2e1e"/>
    </style:style>
    <style:style style:name="T47" style:family="text">
      <style:text-properties officeooo:rsid="00506000"/>
    </style:style>
    <style:style style:name="T48" style:family="text">
      <style:text-properties officeooo:rsid="00509388"/>
    </style:style>
    <style:style style:name="T49" style:family="text">
      <style:text-properties officeooo:rsid="0051217d"/>
    </style:style>
    <style:style style:name="T50" style:family="text">
      <style:text-properties officeooo:rsid="0052f378"/>
    </style:style>
    <style:style style:name="T51" style:family="text">
      <style:text-properties officeooo:rsid="00530a04"/>
    </style:style>
    <style:style style:name="T52" style:family="text">
      <style:text-properties officeooo:rsid="0053e83e"/>
    </style:style>
    <style:style style:name="T53" style:family="text">
      <style:text-properties officeooo:rsid="00558ced"/>
    </style:style>
    <style:style style:name="T54" style:family="text">
      <style:text-properties officeooo:rsid="0058e0c6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13_1587242066"/><text:span text:style-name="T1">Boks reference guide (draft)</text:span><text:bookmark-end text:name="__RefHeading__113_1587242066"/></text:h>
      <text:p text:style-name="P14"><text:span text:style-name="T1">Sebastiaan Mathôt</text:span></text:p>
      <text:p text:style-name="P15"><text:span text:style-name="T39">Last updated: </text:span><text:span text:style-name="T39"><text:date style:data-style-name="N37" text:date-value="2012-11-11T13:12:02.99" text:fixed="true">11/11/12</text:date></text:span></text:p>
      <text:p text:style-name="Text_20_body"><text:span text:style-name="T1"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113_1587242066" text:style-name="Index_20_Link" text:visited-style-name="Index_20_Link">Boks reference guide (draft)<text:tab/>1</text:a></text:p>
          <text:p text:style-name="P30"><text:a xlink:type="simple" xlink:href="#__RefHeading__117_1587242066" text:style-name="Index_20_Link" text:visited-style-name="Index_20_Link">OpenSesame plug-in<text:tab/>1</text:a></text:p>
          <text:p text:style-name="P30"><text:a xlink:type="simple" xlink:href="#__RefHeading__119_1587242066" text:style-name="Index_20_Link" text:visited-style-name="Index_20_Link">Python module<text:tab/>1</text:a></text:p>
          <text:p text:style-name="P30"><text:a xlink:type="simple" xlink:href="#__RefHeading__121_1587242066" text:style-name="Index_20_Link" text:visited-style-name="Index_20_Link">USB Serial port communication<text:tab/>2</text:a></text:p>
          <text:p text:style-name="P31"><text:a xlink:type="simple" xlink:href="#__RefHeading__321_1587242066" text:style-name="Index_20_Link" text:visited-style-name="Index_20_Link">Timestamps<text:tab/>2</text:a></text:p>
          <text:p text:style-name="P31"><text:a xlink:type="simple" xlink:href="#__RefHeading__323_1587242066" text:style-name="Index_20_Link" text:visited-style-name="Index_20_Link">Serial port settings<text:tab/>2</text:a></text:p>
          <text:p text:style-name="P31"><text:a xlink:type="simple" xlink:href="#__RefHeading__276_1587242066" text:style-name="Index_20_Link" text:visited-style-name="Index_20_Link">CMD_RESET [001]<text:tab/>2</text:a></text:p>
          <text:p text:style-name="P31"><text:a xlink:type="simple" xlink:href="#__RefHeading__123_1587242066" text:style-name="Index_20_Link" text:visited-style-name="Index_20_Link">CMD_IDENTIFY [002]<text:tab/>2</text:a></text:p>
          <text:p text:style-name="P31"><text:a xlink:type="simple" xlink:href="#__RefHeading__127_1587242066" text:style-name="Index_20_Link" text:visited-style-name="Index_20_Link">CMD_WAIT_PRESS [003]<text:tab/>2</text:a></text:p>
          <text:p text:style-name="P31"><text:a xlink:type="simple" xlink:href="#__RefHeading__129_1587242066" text:style-name="Index_20_Link" text:visited-style-name="Index_20_Link">CMD_WAIT_RELEASE [004]<text:tab/>2</text:a></text:p>
          <text:p text:style-name="P31"><text:a xlink:type="simple" xlink:href="#__RefHeading__278_1587242066" text:style-name="Index_20_Link" text:visited-style-name="Index_20_Link">CMD_WAIT_SLEEP [005]<text:tab/>2</text:a></text:p>
          <text:p text:style-name="P31"><text:a xlink:type="simple" xlink:href="#__RefHeading__131_1587242066" text:style-name="Index_20_Link" text:visited-style-name="Index_20_Link">CMD_BUTTON_STATE [006]<text:tab/>2</text:a></text:p>
          <text:p text:style-name="P31"><text:a xlink:type="simple" xlink:href="#__RefHeading__135_1587242066" text:style-name="Index_20_Link" text:visited-style-name="Index_20_Link">CMD_SET_T1 [007]<text:tab/>2</text:a></text:p>
          <text:p text:style-name="P31"><text:a xlink:type="simple" xlink:href="#__RefHeading__137_1587242066" text:style-name="Index_20_Link" text:visited-style-name="Index_20_Link">CMD_SET_T2 [008]<text:tab/>3</text:a></text:p>
          <text:p text:style-name="P31"><text:a xlink:type="simple" xlink:href="#__RefHeading__280_1587242066" text:style-name="Index_20_Link" text:visited-style-name="Index_20_Link">CMD_SET_TIMEOUT [009]<text:tab/>3</text:a></text:p>
          <text:p text:style-name="P31"><text:a xlink:type="simple" xlink:href="#__RefHeading__282_1587242066" text:style-name="Index_20_Link" text:visited-style-name="Index_20_Link">CMD_SET_BUTTONS [010]<text:tab/>3</text:a></text:p>
          <text:p text:style-name="P31"><text:a xlink:type="simple" xlink:href="#__RefHeading__139_1587242066" text:style-name="Index_20_Link" text:visited-style-name="Index_20_Link">CMD_GET_T1 [011]<text:tab/>3</text:a></text:p>
          <text:p text:style-name="P31"><text:a xlink:type="simple" xlink:href="#__RefHeading__141_1587242066" text:style-name="Index_20_Link" text:visited-style-name="Index_20_Link">CMD_GET_T2 [012]<text:tab/>3</text:a></text:p>
          <text:p text:style-name="P31"><text:a xlink:type="simple" xlink:href="#__RefHeading__143_1587242066" text:style-name="Index_20_Link" text:visited-style-name="Index_20_Link">CMD_GET_TD [013]<text:tab/>3</text:a></text:p>
          <text:p text:style-name="P31"><text:a xlink:type="simple" xlink:href="#__RefHeading__284_1587242066" text:style-name="Index_20_Link" text:visited-style-name="Index_20_Link">CMD_GET_TIME [014]<text:tab/>3</text:a></text:p>
          <text:p text:style-name="P31"><text:a xlink:type="simple" xlink:href="#__RefHeading__286_1587242066" text:style-name="Index_20_Link" text:visited-style-name="Index_20_Link">CMD_GET_TIMEOUT [015]<text:tab/>3</text:a></text:p>
          <text:p text:style-name="P31"><text:a xlink:type="simple" xlink:href="#__RefHeading__288_1587242066" text:style-name="Index_20_Link" text:visited-style-name="Index_20_Link">CMD_GET_BUTTONS [0016]<text:tab/>3</text:a></text:p>
          <text:p text:style-name="P30"><text:a xlink:type="simple" xlink:href="#__RefHeading__145_1587242066" text:style-name="Index_20_Link" text:visited-style-name="Index_20_Link">Arduino schematics<text:tab/>3</text:a></text:p>
        </text:index-body>
      </text:table-of-content>
      <text:h text:style-name="Heading_20_2" text:outline-level="2"><text:bookmark-start text:name="__RefHeading__117_1587242066"/><text:span text:style-name="T1">OpenSesame plug-in</text:span><text:bookmark-end text:name="__RefHeading__117_1587242066"/></text:h>
      <text:p text:style-name="P12"><text:span text:style-name="T1">TODO</text:span></text:p>
      <text:h text:style-name="Heading_20_2" text:outline-level="2"><text:bookmark-start text:name="__RefHeading__119_1587242066"/><text:span text:style-name="T1">Python module</text:span><text:bookmark-end text:name="__RefHeading__119_1587242066"/></text:h>
      <text:p text:style-name="P24"><text:span text:style-name="T1">TODO</text:span></text:p>
      <text:h text:style-name="Heading_20_2" text:outline-level="2"><text:bookmark-start text:name="__RefHeading__121_1587242066"/><text:soft-page-break/><text:span text:style-name="T1">USB Serial port communication</text:span><text:bookmark-end text:name="__RefHeading__121_1587242066"/></text:h>
      <text:p text:style-name="P11"><text:span text:style-name="T3">Communication occurs by sending a single command byte to the Arduino. </text:span><text:span text:style-name="T27">Depending on the command, the command byte should be followed by one or more bytes that serve as parameters. </text:span><text:span text:style-name="T3">Depending on the command, the Arduino responds by sending zero or more bytes in response. </text:span><text:span text:style-name="T4">The command bytes are </text:span><text:span text:style-name="T5">indicated </text:span><text:span text:style-name="T4">in decimal notation </text:span><text:span text:style-name="T28">in the square brackets</text:span><text:span text:style-name="T4">.</text:span></text:p>
      <text:h text:style-name="Heading_20_3" text:outline-level="3"><text:bookmark-start text:name="__RefHeading__321_1587242066"/><text:span text:style-name="T52">T</text:span><text:span text:style-name="T47">imestamps</text:span><text:bookmark-end text:name="__RefHeading__321_1587242066"/></text:h>
      <text:p text:style-name="P22"><text:span text:style-name="T47">All timestamps are in microseconds. </text:span><text:span text:style-name="T51">Only the CMD_WAIT_SLEEP command will fall back to millisecond precision when the timeout has been set to more than 16 milliseconds. This is a limitation of the Arduino.</text:span></text:p>
      <text:h text:style-name="Heading_20_3" text:outline-level="3"><text:bookmark-start text:name="__RefHeading__323_1587242066"/><text:span text:style-name="T52">Serial port settings</text:span><text:bookmark-end text:name="__RefHeading__323_1587242066"/></text:h>
      <text:p text:style-name="P23"><text:span text:style-name="T53">The Arduino is connected via USB as a virtual serial port device. The baudrate is 115200.</text:span></text:p>
      <text:h text:style-name="P2" text:outline-level="3"><text:bookmark-start text:name="__RefHeading__276_1587242066"/><text:span text:style-name="T37">CMD_RESET [0</text:span><text:span text:style-name="T40">01</text:span><text:span text:style-name="T37">]</text:span><text:bookmark-end text:name="__RefHeading__276_1587242066"/></text:h>
      <text:p text:style-name="P16"><text:span text:style-name="T38">Resets the Boks to the initial state.</text:span></text:p>
      <text:h text:style-name="Heading_20_3" text:outline-level="3"><text:bookmark-start text:name="__RefHeading__123_1587242066"/><text:span text:style-name="T3">CMD_IDENTIFY</text:span><text:span text:style-name="T19"> </text:span><text:span text:style-name="T21">[00</text:span><text:span text:style-name="T40">2</text:span><text:span text:style-name="T21">]</text:span><text:bookmark-end text:name="__RefHeading__123_1587242066"/></text:h>
      <text:p text:style-name="P4"><text:span text:style-name="T19">Returns a</text:span><text:span text:style-name="T3"> sequence of </text:span><text:span text:style-name="T6">21 bytes, which should be interpreted as two ASCII strings. The first string is 5 bytes and contains the firmware version of the Boks. The second string is 16 bytes and contains the model description, optionally right-padded with whitespace.</text:span></text:p>
      <text:h text:style-name="Heading_20_4" text:outline-level="4"><text:bookmark-start text:name="__RefHeading__125_1587242066"/><text:span text:style-name="T8">Return ex</text:span><text:span text:style-name="T6">ampl</text:span><text:span text:style-name="T7">e</text:span><text:bookmark-end text:name="__RefHeading__125_1587242066"/></text:h>
      <text:p text:style-name="P26"><text:span text:style-name="T17">'</text:span><text:span text:style-name="T6">0.1.0dev.boks <text:s text:c="7"/></text:span><text:span text:style-name="T17">'</text:span></text:p>
      <text:h text:style-name="P1" text:outline-level="3"><text:bookmark-start text:name="__RefHeading__127_1587242066"/><text:span text:style-name="T9">CMD_WAIT_PRESS </text:span><text:span text:style-name="T21">[00</text:span><text:span text:style-name="T40">3</text:span><text:span text:style-name="T21">]</text:span><text:bookmark-end text:name="__RefHeading__127_1587242066"/></text:h>
      <text:p text:style-name="P5"><text:span text:style-name="T9">A single byte that corresponds to the button that is pressed, i.e. 1, 2, 3, or 4. If a timeout occurs (see CMD_</text:span><text:span text:style-name="T10">SET_</text:span><text:span text:style-name="T9">TIMEOUT), </text:span><text:span text:style-name="T48">255</text:span><text:span text:style-name="T9"> is returned. </text:span><text:span text:style-name="T11">Only buttons that are pressed after the command has been send are returned. </text:span><text:span text:style-name="T14">Function also sets T2 to the moment that the button press has been detected.</text:span></text:p>
      <text:h text:style-name="Heading_20_3" text:outline-level="3"><text:bookmark-start text:name="__RefHeading__129_1587242066"/><text:span text:style-name="T12">CMD_WAIT_RELEASE</text:span><text:span text:style-name="T19"> </text:span><text:span text:style-name="T21">[00</text:span><text:span text:style-name="T40">4</text:span><text:span text:style-name="T21">]</text:span><text:bookmark-end text:name="__RefHeading__129_1587242066"/></text:h>
      <text:p text:style-name="P6"><text:span text:style-name="T19">Returns a</text:span><text:span text:style-name="T12"> single byte that corresponds to the button that is released. </text:span><text:span text:style-name="T13">For more information,</text:span><text:span text:style-name="T12"> see CMD_WAIT_PRESS.</text:span></text:p>
      <text:h text:style-name="Heading_20_3" text:outline-level="3"><text:bookmark-start text:name="__RefHeading__278_1587242066"/><text:span text:style-name="T40">CMD_WAIT_SLEEP [005]</text:span><text:bookmark-end text:name="__RefHeading__278_1587242066"/></text:h>
      <text:p text:style-name="P17"><text:span text:style-name="T40">Waits for the interval specified by CMD_SET_TIMEOUT.</text:span></text:p>
      <text:h text:style-name="Heading_20_3" text:outline-level="3"><text:bookmark-start text:name="__RefHeading__131_1587242066"/><text:span text:style-name="T15">CMD_</text:span><text:span text:style-name="T42">BUTTON</text:span><text:span text:style-name="T15">_STATE</text:span><text:span text:style-name="T19"> </text:span><text:span text:style-name="T21">[00</text:span><text:span text:style-name="T41">6</text:span><text:span text:style-name="T21">]</text:span><text:bookmark-end text:name="__RefHeading__131_1587242066"/></text:h>
      <text:p text:style-name="P7"><text:span text:style-name="T19">Returns a</text:span><text:span text:style-name="T16"> single byte that contains the state for each of the buttons. The first </text:span><text:span text:style-name="T54">bit</text:span><text:span text:style-name="T16"> (rightmost) indicates the state of the first button, the second </text:span><text:span text:style-name="T54">bit</text:span><text:span text:style-name="T16"> indicates the state of the second button, etc.</text:span></text:p>
      <text:h text:style-name="Heading_20_4" text:outline-level="4"><text:bookmark-start text:name="__RefHeading__133_1587242066"/><text:span text:style-name="T16">Return example </text:span><text:span text:style-name="T54">(binary)</text:span><text:bookmark-end text:name="__RefHeading__133_1587242066"/></text:h>
      <text:p text:style-name="Preformatted_20_Text"><text:span text:style-name="T16">00001111 # All buttons pressed</text:span></text:p>
      <text:p text:style-name="Preformatted_20_Text"><text:span text:style-name="T16">00000010 # Button 2 pressed</text:span></text:p>
      <text:h text:style-name="Heading_20_3" text:outline-level="3"><text:bookmark-start text:name="__RefHeading__135_1587242066"/><text:span text:style-name="T18">CMD_SET_T1</text:span><text:span text:style-name="T19"> </text:span><text:span text:style-name="T21">[00</text:span><text:span text:style-name="T43">7</text:span><text:span text:style-name="T21">]</text:span><text:bookmark-end text:name="__RefHeading__135_1587242066"/></text:h>
      <text:p text:style-name="P8"><text:span text:style-name="T20">Sets the T1 (Timestamp 1) of the Arduino to the current time </text:span><text:span text:style-name="T34">in microseconds</text:span><text:span text:style-name="T20">, as measured by the Arduino's internal clock. Does not return a value.</text:span></text:p>
      <text:h text:style-name="Heading_20_3" text:outline-level="3"><text:bookmark-start text:name="__RefHeading__137_1587242066"/><text:soft-page-break/><text:span text:style-name="T20">CMD_SET_T2 </text:span><text:span text:style-name="T21">[00</text:span><text:span text:style-name="T43">8</text:span><text:span text:style-name="T21">]</text:span><text:bookmark-end text:name="__RefHeading__137_1587242066"/></text:h>
      <text:p text:style-name="P8"><text:span text:style-name="T20">Sets the T2. For more information, see CMD_SET_T1.</text:span></text:p>
      <text:h text:style-name="P3" text:outline-level="3"><text:bookmark-start text:name="__RefHeading__280_1587242066"/><text:span text:style-name="T26">CMD_SET_TIMEOUT [0</text:span><text:span text:style-name="T43">09</text:span><text:span text:style-name="T26">]</text:span><text:bookmark-end text:name="__RefHeading__280_1587242066"/></text:h>
      <text:p text:style-name="P18"><text:span text:style-name="T26">Sets the timeout value, </text:span><text:span text:style-name="T29">which is used by CMD_WAIT_PRESS, CMD_WAIT_RELEASE, and CMD_SLEEP.</text:span><text:span text:style-name="T26"> </text:span><text:span text:style-name="T29">The command byte should be followed </text:span><text:span text:style-name="T30">by an unsigned long (4 bytes) that </text:span><text:span text:style-name="T32">indicates</text:span><text:span text:style-name="T30"> the timeout </text:span><text:span text:style-name="T32">in </text:span><text:span text:style-name="T33">microseconds</text:span><text:span text:style-name="T30">.</text:span></text:p>
      <text:h text:style-name="P3" text:outline-level="3"><text:bookmark-start text:name="__RefHeading__282_1587242066"/><text:span text:style-name="T31">CMD_SET_BUTTONS [0</text:span><text:span text:style-name="T43">10</text:span><text:span text:style-name="T31">]</text:span><text:bookmark-end text:name="__RefHeading__282_1587242066"/></text:h>
      <text:p text:style-name="P18"><text:span text:style-name="T31">Sets the buttons </text:span><text:span text:style-name="T35">that should be polled by CMD_WAIT_PRESS and CMD_WAIT_RELEASE. The command byte should be followed by a single byte </text:span><text:span text:style-name="T36">that indicates which buttons s</text:span><text:span text:style-name="T37">h</text:span><text:span text:style-name="T36">ould be pressed. </text:span><text:span text:style-name="T37">The first (rightmost) </text:span><text:span text:style-name="T54">bit </text:span><text:span text:style-name="T37">corresponds to the first button, etc. </text:span><text:span text:style-name="T49">To prevent deadlocks, you cannot turn off all buttons. If you try do this, by sending a 0-byte, all buttons will be switched on instead.</text:span></text:p>
      <text:h text:style-name="P25" text:outline-level="4"><text:span text:style-name="T37">Parameter example </text:span><text:span text:style-name="T54">(binary)</text:span></text:h>
      <text:p text:style-name="P27"><text:span text:style-name="T37">00001111 # Poll all buttons</text:span></text:p>
      <text:p text:style-name="P27"><text:span text:style-name="T37">00000011 # Only poll buttons one and two</text:span></text:p>
      <text:p text:style-name="P28"><text:span text:style-name="T49">00000000 # Turn on all buttons </text:span><text:span text:style-name="T50">(special case!)</text:span></text:p>
      <text:h text:style-name="Heading_20_3" text:outline-level="3"><text:bookmark-start text:name="__RefHeading__139_1587242066"/><text:span text:style-name="T20">CMD_GET_T1 </text:span><text:span text:style-name="T21">[0</text:span><text:span text:style-name="T44">11</text:span><text:span text:style-name="T21">]</text:span><text:bookmark-end text:name="__RefHeading__139_1587242066"/></text:h>
      <text:p text:style-name="P8"><text:span text:style-name="T20">Returns T1 as an unsigned long (4 bytes).</text:span></text:p>
      <text:h text:style-name="Heading_20_3" text:outline-level="3"><text:bookmark-start text:name="__RefHeading__141_1587242066"/><text:span text:style-name="T21">CMD_GET_T2 [0</text:span><text:span text:style-name="T44">12</text:span><text:span text:style-name="T21">]</text:span><text:bookmark-end text:name="__RefHeading__141_1587242066"/></text:h>
      <text:p text:style-name="Text_20_body"><text:span text:style-name="T22">Returns T2 as an unsigned long (4 bytes)</text:span></text:p>
      <text:h text:style-name="Heading_20_3" text:outline-level="3"><text:bookmark-start text:name="__RefHeading__143_1587242066"/><text:span text:style-name="T23">CMD_GET_TD [0</text:span><text:span text:style-name="T44">13</text:span><text:span text:style-name="T23">]</text:span><text:bookmark-end text:name="__RefHeading__143_1587242066"/></text:h>
      <text:p text:style-name="P9"><text:span text:style-name="T23">Returns the difference between T2 and T1 (T2 – T1) as an unsigned long (4 bytes).</text:span></text:p>
      <text:h text:style-name="Heading_20_3" text:outline-level="3"><text:bookmark-start text:name="__RefHeading__284_1587242066"/><text:span text:style-name="T25">CMD_GET_TIME [01</text:span><text:span text:style-name="T44">4</text:span><text:span text:style-name="T25">]</text:span><text:bookmark-end text:name="__RefHeading__284_1587242066"/></text:h>
      <text:p text:style-name="P10"><text:span text:style-name="T25">Returns the current time according to the Arduino's internal clock as an unsigned long (4 bytes).</text:span></text:p>
      <text:h text:style-name="Heading_20_3" text:outline-level="3"><text:bookmark-start text:name="__RefHeading__286_1587242066"/><text:span text:style-name="T44">CMD_GET_TIMEOUT [015]</text:span><text:bookmark-end text:name="__RefHeading__286_1587242066"/></text:h>
      <text:p text:style-name="P19"><text:span text:style-name="T44">Returns the timeout value as set by CMD_SET_TIMEOUT as an unsigned long (4 bytes).</text:span></text:p>
      <text:h text:style-name="Heading_20_3" text:outline-level="3"><text:bookmark-start text:name="__RefHeading__288_1587242066"/><text:span text:style-name="T44">CMD_GET_BUTTONS [0016]</text:span><text:bookmark-end text:name="__RefHeading__288_1587242066"/></text:h>
      <text:p text:style-name="P20"><text:span text:style-name="T45">Returns the active buttons as set by CMD_SET_BUTTONS as a single byte. For more information, see CMD_SET_BUTTONS.</text:span></text:p>
      <text:h text:style-name="Heading_20_2" text:outline-level="2"><text:bookmark-start text:name="__RefHeading__145_1587242066"/><text:span text:style-name="T2">Arduino schematics</text:span><text:bookmark-end text:name="__RefHeading__145_1587242066"/></text:h>
      <text:p text:style-name="P13"><text:span text:style-name="T46">TODO</text:span></text:p>
      <text:p text:style-name="P21"><text:span text:style-name="T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Italic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1598in" fo:margin-right="0in" fo:margin-top="0in" fo:margin-bottom="0in" style:contextual-spacing="false" fo:line-height="100%" fo:text-indent="0in" style:auto-text-indent="false"/>
      <style:text-properties style:font-name="Droid Sans"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Droid Sans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98in" fo:margin-bottom="0.0799in" style:contextual-spacing="false" fo:line-height="100%" fo:background-color="transparent">
        <style:background-image/>
      </style:paragraph-properties>
      <style:text-properties style:font-name="Droid Sans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598in" fo:margin-bottom="0.0799in" style:contextual-spacing="false" fo:line-height="100%"/>
      <style:text-properties style:font-name="Droid Sans1" fo:font-size="10.5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799in" fo:margin-bottom="0.0799in" style:contextual-spacing="false" fo:line-height="100%"/>
      <style:text-properties style:font-name="Droid Sans2" fo:font-size="10.5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="100%" fo:margin-left="0.1598in" fo:margin-right="0in" fo:margin-top="0in" fo:margin-bottom="0in" style:contextual-spacing="false" fo:line-height="100%" fo:text-indent="0in" style:auto-text-indent="false"/>
      <style:text-properties style:font-name="Courier New" fo:font-size="10.5pt" fo:font-weight="normal" style:font-name-asian="Droid Sans Fallback1" style:font-size-asian="10pt" style:font-name-complex="Lohit Hindi2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style:font-name="Droid Sans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2:35:15</meta:creation-date>
    <dc:date>2012-11-11T21:23:47</dc:date>
    <meta:editing-duration>PT8H46M2S</meta:editing-duration>
    <meta:editing-cycles>75</meta:editing-cycles>
    <meta:generator>LibreOffice/3.6$Linux_X86_64 LibreOffice_project/360m1$Build-102</meta:generator>
    <meta:document-statistic meta:table-count="0" meta:image-count="0" meta:object-count="0" meta:page-count="3" meta:paragraph-count="80" meta:word-count="649" meta:character-count="4066" meta:non-whitespace-character-count="3490"/>
  </office:meta>
</office:document-meta>
</file>